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AT"/>
    </style:style>
    <style:style style:name="P2" style:family="paragraph" style:parent-style-name="Standard">
      <style:paragraph-properties style:text-autospace="none"/>
      <style:text-properties fo:language="de" fo:country="AT"/>
    </style:style>
    <style:style style:name="P3" style:family="paragraph" style:parent-style-name="Text_20_body">
      <style:text-properties fo:font-weight="bold" style:font-weight-asian="bold" style:font-weight-complex="bold"/>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Standard" style:list-style-name="List_20_3"/>
    <style:style style:name="P8" style:family="paragraph" style:parent-style-name="Text_20_body" style:list-style-name="List_20_3"/>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2">
      <style:text-properties officeooo:rsid="000947e5" officeooo:paragraph-rsid="000947e5"/>
    </style:style>
    <style:style style:name="T1" style:family="text">
      <style:text-properties fo:font-weight="bold" style:font-weight-asian="bold" style:font-weight-complex="bold"/>
    </style:style>
    <style:style style:name="T2" style:family="text">
      <style:text-properties fo:font-weight="bold" officeooo:rsid="000947e5"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text:a xlink:type="simple" xlink:href="#__RefHeading__3358_2138987125" text:style-name="Internet_20_link" text:visited-style-name="Internet_20_link">1. </text:a>Aufgaben: C-Funktionen<text:tab/>1</text:p>
          <text:p text:style-name="P6"><text:a xlink:type="simple" xlink:href="#__RefHeading__3360_2138987125" text:style-name="Internet_20_link" text:visited-style-name="Internet_20_link">1.1. </text:a>Absolutes MUSS<text:tab/>1</text:p>
          <text:p text:style-name="P6"><text:a xlink:type="simple" xlink:href="#__RefHeading__3399_2138987125" text:style-name="Internet_20_link" text:visited-style-name="Internet_20_link">1.2. </text:a>Erste Funktionen<text:tab/>1</text:p>
          <text:p text:style-name="P5"><text:a xlink:type="simple" xlink:href="#__RefHeading__3366_2138987125" text:style-name="Internet_20_link" text:visited-style-name="Internet_20_link">1.2.1. </text:a>Aufgabe: nimm-Spiel<text:tab/>1</text:p>
          <text:p text:style-name="P5"><text:a xlink:type="simple" xlink:href="#__RefHeading__3368_2138987125" text:style-name="Internet_20_link" text:visited-style-name="Internet_20_link">1.2.2. </text:a>Aufgabe: tictactoe-Spiel<text:tab/>1</text:p>
          <text:p text:style-name="P6"><text:a xlink:type="simple" xlink:href="#__RefHeading__3401_2138987125" text:style-name="Internet_20_link" text:visited-style-name="Internet_20_link">1.3. </text:a>Rekursion<text:tab/>2</text:p>
          <text:p text:style-name="P5"><text:a xlink:type="simple" xlink:href="#__RefHeading__31015_735908501" text:style-name="Internet_20_link" text:visited-style-name="Internet_20_link">1.3.1. </text:a>Aufgabe: rek_dez2bin.c<text:tab/>2</text:p>
          <text:p text:style-name="P5"><text:a xlink:type="simple" xlink:href="#__RefHeading__31017_735908501" text:style-name="Internet_20_link" text:visited-style-name="Internet_20_link">1.3.2. </text:a>Aufgabe: rek_palin.c<text:tab/>2</text:p>
          <text:p text:style-name="P6"><text:a xlink:type="simple" xlink:href="#__RefHeading__3403_2138987125" text:style-name="Internet_20_link" text:visited-style-name="Internet_20_link">1.4. </text:a>Module in C: Header- und C-Dateien<text:tab/>2</text:p>
          <text:p text:style-name="P5"><text:a xlink:type="simple" xlink:href="#__RefHeading__3362_2138987125" text:style-name="Internet_20_link" text:visited-style-name="Internet_20_link">1.4.1. </text:a>Aufgabe: Modul stack, Ein Taschenrechner<text:tab/>2</text:p>
          <text:p text:style-name="P5"><text:a xlink:type="simple" xlink:href="#__RefHeading__3370_2138987125" text:style-name="Internet_20_link" text:visited-style-name="Internet_20_link">1.4.2. </text:a>*Aufgabe: Modul fifo, Ein Ringschlangen-Speicher<text:tab/>3</text:p>
          <text:p text:style-name="P6"><text:a xlink:type="simple" xlink:href="#__RefHeading__3372_2138987125" text:style-name="Internet_20_link" text:visited-style-name="Internet_20_link">1.5. </text:a>Fragen<text:tab/>4</text:p>
        </text:index-body>
      </text:table-of-content>
      <text:p text:style-name="Text_20_body"/>
      <text:h text:style-name="Heading_20_1" text:outline-level="1" text:restart-numbering="true" text:start-value="-1"><text:bookmark-start text:name="__RefHeading__3358_2138987125"/>Aufgaben: C-Funktionen<text:bookmark-end text:name="__RefHeading__3358_2138987125"/></text:h>
      <text:h text:style-name="Heading_20_2" text:outline-level="2"><text:bookmark-start text:name="__RefHeading__3360_2138987125"/>Absolutes MUSS<text:bookmark-end text:name="__RefHeading__3360_2138987125"/></text:h>
      <text:list xml:id="list6060453639501595337" text:style-name="List_20_3">
        <text:list-item>
          <text:p text:style-name="P8">Jedes Programm muss folg. <text:span text:style-name="T1">Programmheader</text:span> haben</text:p>
        </text:list-item>
      </text:list>
      <text:p text:style-name="Preformatted_20_Text">/**</text:p>
      <text:p text:style-name="Preformatted_20_Text"><text:s/>* Aufgabe: ??????????????????????</text:p>
      <text:p text:style-name="Preformatted_20_Text"><text:s/>* @author Vorname Nachname (Klasse: ????)</text:p>
      <text:p text:style-name="Preformatted_20_Text"><text:s/>* @file ???????</text:p>
      <text:p text:style-name="Preformatted_20_Text"><text:s/>* @date ???????</text:p>
      <text:p text:style-name="Preformatted_20_Text"><text:s/>*/</text:p>
      <text:p text:style-name="Preformatted_20_Text"><text:s/></text:p>
      <text:list xml:id="list124117983129874" text:continue-numbering="true" text:style-name="List_20_3">
        <text:list-item>
          <text:p text:style-name="P7">Jedes Programm muss ausreichend <text:span text:style-name="T1">kommentiert</text:span> sein.</text:p>
        </text:list-item>
        <text:list-item>
          <text:p text:style-name="P7">In jedem Programm müssen <text:span text:style-name="T1">aussagekräftige Variablennamen</text:span> verwendet werden</text:p>
        </text:list-item>
        <text:list-item>
          <text:p text:style-name="P7">Jedes Programm muss <text:span text:style-name="T1">fehlerfrei</text:span> funktionieren.</text:p>
          <text:p text:style-name="P7"/>
        </text:list-item>
      </text:list>
      <text:p text:style-name="Text_20_body"/>
      <text:h text:style-name="Heading_20_2" text:outline-level="2"><text:bookmark-start text:name="__RefHeading__3399_2138987125"/>Erste Funktionen<text:bookmark-end text:name="__RefHeading__3399_2138987125"/></text:h>
      <text:h text:style-name="Heading_20_3" text:outline-level="3"><text:bookmark-start text:name="__RefHeading__3366_2138987125"/>Aufgabe: nimm-Spiel<text:bookmark-end text:name="__RefHeading__3366_2138987125"/></text:h>
      <text:p text:style-name="Text_20_body">Download: u_nimm.zip</text:p>
      <text:p text:style-name="Text_20_body">Bringen Sie das Programm zum Laufen</text:p>
      <text:p text:style-name="Text_20_body"/>
      <text:h text:style-name="Heading_20_3" text:outline-level="3"><text:bookmark-start text:name="__RefHeading__3368_2138987125"/>Aufgabe: tictactoe-Spiel<text:bookmark-end text:name="__RefHeading__3368_2138987125"/></text:h>
      <text:p text:style-name="Text_20_body">Download: u_tictactoe.c</text:p>
      <text:p text:style-name="Text_20_body">Bringen Sie das Programm zum Laufen</text:p>
      <text:p text:style-name="Text_20_body"/>
      <text:p text:style-name="Text_20_body"/>
      <text:h text:style-name="Heading_20_2" text:outline-level="2"><text:bookmark-start text:name="__RefHeading__3401_2138987125"/><text:soft-page-break/>Rekursion<text:bookmark-end text:name="__RefHeading__3401_2138987125"/></text:h>
      <text:p text:style-name="P2"/>
      <text:p text:style-name="P1"/>
      <text:h text:style-name="Heading_20_3" text:outline-level="3"><text:bookmark-start text:name="__RefHeading__31015_735908501"/>Aufgabe: rek_dez2bin.c<text:bookmark-end text:name="__RefHeading__31015_735908501"/></text:h>
      <text:p text:style-name="Standard">Erstellen Sie eine rekursive Funktion namens void dez2bin(unsigned int n), die als input eine positive ganze Zahl erhält und diese dual ausgeben soll.</text:p>
      <text:p text:style-name="Standard">Schreiben Sie ein Testprogramm, um die Funktion zu testen.</text:p>
      <text:p text:style-name="Standard"/>
      <text:p text:style-name="Standard">Hinweis: </text:p>
      <text:p text:style-name="Standard"><text:tab/>Verwende n/2 , n%2</text:p>
      <text:p text:style-name="P1"/>
      <text:p text:style-name="P1">Beispiel: Die Dezimalzahl 10 als Dualzahl ausgeben:</text:p>
      <text:p text:style-name="P1">10 dezimal als Dualzahl ausgeben? </text:p>
      <text:p text:style-name="P1"/>
      <text:p text:style-name="P1">10/2= 5<text:tab/>REST= 0<text:tab/><text:tab/>STELLE= 0 </text:p>
      <text:p text:style-name="P1">5/2= 2<text:tab/><text:tab/>REST= 1<text:tab/><text:tab/>STELLE= 1 </text:p>
      <text:p text:style-name="P1">2/2= 1<text:tab/><text:tab/>REST= 0<text:tab/><text:tab/>STELLE= 2 </text:p>
      <text:p text:style-name="P1">1/2= 0<text:tab/><text:tab/>REST= 1<text:tab/><text:tab/>STELLE= 3 </text:p>
      <text:p text:style-name="P1"/>
      <text:p text:style-name="P1">daraus folgt:</text:p>
      <text:p text:style-name="P1">10 dez =&gt; 1010 dual </text:p>
      <text:p text:style-name="P1"/>
      <text:p text:style-name="P1"/>
      <text:p text:style-name="P1"/>
      <text:h text:style-name="Heading_20_3" text:outline-level="3"><text:bookmark-start text:name="__RefHeading__31017_735908501"/>Aufgabe: rek_palin.c<text:bookmark-end text:name="__RefHeading__31017_735908501"/></text:h>
      <text:p text:style-name="Standard">Erstellen Sie eine rekursive Funktion namens int rek_palin(char w[], int erstes, int letztes),</text:p>
      <text:p text:style-name="Standard">die rekursiv prüfen soll, ob ein gegebenes Wort ein Palindrom ist (vorwärts gelesen==rückwärts gelesen). Ihr wird das Wort w übergeben und die Stelle des ersten und des letzten Zeichens. Stimmen beide überein, so kann man mit dem Prüfen des verkürzten Wortes fortfahren.</text:p>
      <text:p text:style-name="Standard">Schreiben Sie ein Testprogramm, um die Funktion zu testen.</text:p>
      <text:p text:style-name="Standard"/>
      <text:p text:style-name="Standard">Hinweis:</text:p>
      <text:p text:style-name="Standard">man strlen</text:p>
      <text:p text:style-name="Standard"/>
      <text:p text:style-name="Standard"/>
      <text:p text:style-name="P1"/>
      <text:h text:style-name="Heading_20_2" text:outline-level="2"><text:bookmark-start text:name="__RefHeading__3403_2138987125"/>Module in C: Header- und C-Dateien<text:bookmark-end text:name="__RefHeading__3403_2138987125"/></text:h>
      <text:h text:style-name="Heading_20_3" text:outline-level="3"><text:bookmark-start text:name="__RefHeading__3362_2138987125"/>Aufgabe: Modul stack, Ein Taschenrechner<text:bookmark-end text:name="__RefHeading__3362_2138987125"/></text:h>
      <text:p text:style-name="Text_20_body">Ein bekanntes Übungsbeispiel für Funktionen ist ein Taschenrechner, der sogenannte postfix-Ausdrücke verarbeiten kann. (auch umgekehrte polnische Notation genannt).</text:p>
      <text:p text:style-name="Text_20_body">Hier ein Beispiel:</text:p>
      <text:p text:style-name="Text_20_body">Benutzereingabe:</text:p>
      <text:p text:style-name="Text_20_body"><text:tab/>12 <text:s text:c="3"/>2 <text:s text:c="2"/>* <text:s text:c="2"/>4 <text:s text:c="2"/>+ <text:s text:c="2"/>2 <text:s text:c="2"/>/ <text:s text:c="3"/>=</text:p>
      <text:p text:style-name="Text_20_body">Ausgabe:</text:p>
      <text:p text:style-name="Text_20_body"><text:soft-page-break/><text:tab/>Ergebnis=14.00</text:p>
      <text:p text:style-name="Text_20_body"/>
      <text:p text:style-name="Text_20_body">Wir sind zwar eher mit der infix-Notation vertraut. Der obige Ausdruck ist infix: </text:p>
      <text:p text:style-name="Text_20_body"><text:tab/>(12 * 2 + 4) / 2</text:p>
      <text:p text:style-name="Text_20_body">Der Computer kann allerdings bei postfix-Ausdrücken enorm effizient arbeiten, sodass viele Programme diese Form bevorzugen. Es muss also ein Konvertierungsprogramm infix2postfix erstellt werden. Wir wollen uns hier zunächst diesem Problem nicht stellen und unser Augenmerk auf die Verarbeitung von postfix-Ausdrücken widmen.</text:p>
      <text:p text:style-name="Text_20_body">Verarbeitung v. Postix-Ausdrücken:</text:p>
      <text:list xml:id="list2248398031108168966" text:style-name="L1">
        <text:list-item>
          <text:p text:style-name="P9">wenn ein Operand/Zahl eingelesen wird, leg diesen auf den stack.</text:p>
        </text:list-item>
        <text:list-item>
          <text:p text:style-name="P9">Wenn ein Operator eingelesen wird, hole die Operanden vom stack und berechne den Ausdruck und gib das Ergbnis auf den stack</text:p>
        </text:list-item>
      </text:list>
      <text:p text:style-name="Text_20_body"><text:s/></text:p>
      <text:p text:style-name="P3">Hinweis: stack</text:p>
      <text:p text:style-name="Text_20_body">ist ein Speicher zum Ablegen (als Stapel) von Daten (also ein stack ist ein sog. Stapelspeicher), der intern als Array realisiert sein kann.</text:p>
      <text:p text:style-name="Text_20_body">Die Funktionen zum Arbeiten mit dem stack lauten </text:p>
      <text:list xml:id="list1889283909641217895" text:style-name="L2">
        <text:list-item>
          <text:p text:style-name="P10"><text:span text:style-name="T1">void push(double value);</text:span><text:line-break/>legt einen Wert auf den stack</text:p>
        </text:list-item>
        <text:list-item>
          <text:p text:style-name="P10"><text:span text:style-name="T1">double </text:span><text:span text:style-name="T2">top</text:span><text:span text:style-name="T1">(void);</text:span><text:line-break/>holt den zuletzt auf den stack gelegten Wert</text:p>
        </text:list-item>
        <text:list-item>
          <text:p text:style-name="P16"><text:span text:style-name="T1">void pop(void);</text:span><text:line-break/>dekrementiert den Stackpointer, d.h. der Stack hat ein Element weniger auf dem Stack</text:p>
        </text:list-item>
      </text:list>
      <text:p text:style-name="Text_20_body">Daraus folgt, dass der stack eine LIFO-Datenstruktur ist. (Last In First Out)</text:p>
      <text:p text:style-name="Text_20_body"/>
      <text:p text:style-name="Text_20_body">Wir wollen den stack als Modul implementieren, sodass wir diesen auch in anderen Programmen verwenden können.</text:p>
      <text:p text:style-name="Text_20_body"/>
      <text:p text:style-name="Text_20_body"><text:span text:style-name="T1">Aufgabe</text:span>:</text:p>
      <text:list xml:id="list7701974136468720838" text:style-name="L3">
        <text:list-item>
          <text:p text:style-name="P11">Download: u_taschenrechner.zip</text:p>
        </text:list-item>
        <text:list-item>
          <text:p text:style-name="P11">Bringen Sie das Programm zum Laufen und beantworten Sie die Fragen weiter unten.<text:line-break/></text:p>
        </text:list-item>
      </text:list>
      <text:h text:style-name="Heading_20_3" text:outline-level="3"><text:bookmark-start text:name="__RefHeading__3370_2138987125"/>*Aufgabe: Modul fifo, Ein Ringschlangen-Speicher<text:bookmark-end text:name="__RefHeading__3370_2138987125"/></text:h>
      <text:p text:style-name="Text_20_body">Eine Ringschlange od. Fifo od. Queue ist eine Datenstruktur, die aus einem Array besteht und 2 sog. Zeiger hat. </text:p>
      <text:list xml:id="list1260392687036788334" text:style-name="L4">
        <text:list-item>
          <text:p text:style-name="P12">Einer zeigt auf den Anfang: begin</text:p>
        </text:list-item>
        <text:list-item>
          <text:p text:style-name="P12">Einer zeigt auf das Ende: end</text:p>
        </text:list-item>
      </text:list>
      <text:p text:style-name="Text_20_body">Die Ringschlange unterstützt u.a. folgende Funktionen:</text:p>
      <text:list xml:id="list6215589240047761983" text:style-name="L5">
        <text:list-item>
          <text:p text:style-name="P13"><text:span text:style-name="T1">void enqueue(int value);</text:span><text:line-break/>fügt den Wert value in die Ringschlange</text:p>
        </text:list-item>
        <text:list-item>
          <text:p text:style-name="P13"><text:soft-page-break/><text:span text:style-name="T1">int dequeue(void)</text:span><text:line-break/>löscht einen Wert aus der Ringschlange und gibt diesen zurück</text:p>
        </text:list-item>
      </text:list>
      <text:p text:style-name="Text_20_body">Die Ringschlange arbeitet nach dem FIFO-Prinzip.</text:p>
      <text:p text:style-name="Text_20_body">Der Name Ringschlange kommt daher, weil folgendes gelten muss:</text:p>
      <text:list xml:id="list9094028602618509923" text:style-name="L6">
        <text:list-item>
          <text:p text:style-name="P14">wenn begin == end … dann ist die Ringschlange leer</text:p>
        </text:list-item>
        <text:list-item>
          <text:p text:style-name="P14"><text:span text:style-name="T1">beim Einfügen(enqueue)</text:span> <text:line-break/>wird der Wert an der Stelle des begin-Zeigers gespeichert. Dann wird der begin -Zeiger erhöht.<text:line-break/>Wenn der begin-Zeiger das Arrayende erreicht hat, wird der begin-Zeiger wieder auf 0 gesetzt.<text:line-break/>Aber ACHTUNG: der begin-Zeiger darf den end-Zeiger nie überholen und auch nicht einholen.</text:p>
        </text:list-item>
        <text:list-item>
          <text:p text:style-name="P14"><text:span text:style-name="T1">Beim Löschen(dequeue)</text:span> <text:line-break/>wird der Wert an der Stelle end-Zeiger zurückgegeben. Dann wird der end-Zeiger erhöht. <text:line-break/>Wenn der end-Zeiger das Arrayende erreicht hat, wird der end-Zeiger wieder auf 0 gesetzt.<text:line-break/>Aber ACHTUNG: der end-Zeiger darf den begin-Zeiger nie überholen oder einholen.</text:p>
        </text:list-item>
        <text:list-item>
          <text:p text:style-name="P14">Wenn (begin+1) % Anzahl_der_Arrayelemente == end … dann ist die Ringschlange voll</text:p>
        </text:list-item>
      </text:list>
      <text:p text:style-name="Text_20_body"/>
      <text:p text:style-name="P3">Aufgabe:</text:p>
      <text:p text:style-name="Text_20_body">Erstellen Sie den Modul RingSchlange (ringschlange.h, ringschlange.c), wie oben beschrieben.</text:p>
      <text:p text:style-name="Text_20_body">Erstellen Sie ein Testprogramm (testringschlange.c):</text:p>
      <text:list xml:id="list2543898391942639530" text:style-name="L7">
        <text:list-item>
          <text:p text:style-name="P15">RingSchlange initialisieren</text:p>
        </text:list-item>
        <text:list-item>
          <text:p text:style-name="P15">Wert einfügen</text:p>
        </text:list-item>
        <text:list-item>
          <text:p text:style-name="P15">Wert löschen</text:p>
        </text:list-item>
        <text:list-item>
          <text:p text:style-name="P15">Ringschlangeninhalt anzeigen</text:p>
        </text:list-item>
        <text:list-item>
          <text:p text:style-name="P15">ende</text:p>
        </text:list-item>
      </text:list>
      <text:p text:style-name="Text_20_body"/>
      <text:h text:style-name="Heading_20_2" text:outline-level="2"><text:bookmark-start text:name="__RefHeading__3372_2138987125"/>Fragen<text:bookmark-end text:name="__RefHeading__3372_2138987125"/></text:h>
      <text:p text:style-name="Text_20_body">Schreiben Sie auf einem leeren Blatt Papier Ihren Namen und das aktuelle Datum. </text:p>
      <text:p text:style-name="Text_20_body">Überschrift: Meine Programmiertestvorbereitung</text:p>
      <text:p text:style-name="Text_20_body">Schreiben Sie auswendig ein Beispiel für:</text:p>
      <text:list xml:id="list124118841098934" text:continue-list="list124117983129874" text:style-name="List_20_3">
        <text:list-item>
          <text:p text:style-name="P8">void charInsert(char s[], char ch, int index);<text:line-break/>Fügt das Zeichen ch in das Array s an der Position index ein. Achtung nicht überschreiben.</text:p>
        </text:list-item>
        <text:list-item>
          <text:p text:style-name="P8">void charDelete(char s[], int index);<text:line-break/>Löscht das Zeichen an der Stelle index im Array s</text:p>
        </text:list-item>
        <text:list-item>
          <text:p text:style-name="P8">int fibonacci(int n)<text:line-break/>Berechnet die Fibonacci-Zahl n. (s. Google)</text:p>
        </text:list-item>
        <text:list-item>
          <text:p text:style-name="P8">Speicherklassen in C</text:p>
        </text:list-item>
        <text:list-item>
          <text:p text:style-name="P8">Warum wurden im stack-Modul das Array und der stack-Pointer als globale static Variablen <text:soft-page-break/>definiert?</text:p>
        </text:list-item>
        <text:list-item>
          <text:p text:style-name="P8">Was ist eine LIFO Datenstruktur? Was ist eine FIFO Datenstruktur?</text:p>
        </text:list-item>
        <text:list-item>
          <text:p text:style-name="P8">Wandle den Ausruck 12 * (3 + 5 + 4)/2 +10 in einen postfix-Ausdruck um</text:p>
        </text:list-item>
        <text:list-item>
          <text:p text:style-name="P8">Was ist beim Erstellen eines Moduls in C zu tun und zu beach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1"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B-FKT-01-nimm-tictac-rekdezbin-rekpalin-tr-fifo</text:file-name><text:tab/>Arbeitsunterlage</text:p>
      </style:header>
      <style:footer>
        <text:p text:style-name="Footer">Informatik<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Anton Hofmann</meta:initial-creator>
    <meta:creation-date>2007-09-23T20:56:24</meta:creation-date>
    <dc:date>2017-02-13T12:41:16.799001716</dc:date>
    <dc:language>de-DE</dc:language>
    <meta:editing-cycles>38</meta:editing-cycles>
    <meta:editing-duration>PT4H29M4S</meta:editing-duration>
    <dc:creator>hofmann </dc:creator>
    <meta:document-statistic meta:table-count="0" meta:image-count="0" meta:object-count="0" meta:page-count="5" meta:paragraph-count="115" meta:word-count="911" meta:character-count="6027" meta:non-whitespace-character-count="5211"/>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8-02-22T09:25:27"/>
  </office:meta>
</office:document-meta>
</file>